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rsid="000a6739" officeooo:paragraph-rsid="000a6739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solid" style:text-underline-width="auto" style:text-underline-color="font-color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0.5pt" style:font-size-complex="12pt"/>
    </style:style>
    <style:style style:name="P16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Times New Roman" fo:font-size="22pt" fo:letter-spacing="normal" fo:font-style="normal" style:text-underline-style="none" fo:font-weight="normal" style:font-size-asian="22pt" style:font-weight-asian="normal" style:font-size-complex="2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rsid="000a6739" officeooo:paragraph-rsid="000a6739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19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c42b3" officeooo:paragraph-rsid="001c42b3" style:font-size-asian="8.75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tyle-asian="normal" style:font-size-complex="10pt" style:font-style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e7b52" style:font-size-asian="8.75pt" style:font-size-complex="10pt"/>
    </style:style>
    <style:style style:name="P2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c42b3" officeooo:paragraph-rsid="001c42b3" style:font-size-asian="10.5pt" style:font-size-complex="12pt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style:font-name="Times New Roman"/>
    </style:style>
    <style:style style:name="P31" style:family="paragraph" style:parent-style-name="Standard" style:list-style-name="L2">
      <style:paragraph-properties fo:text-align="start" style:justify-single-word="false"/>
      <style:text-properties fo:color="#000000" style:font-name="Times New Roman" officeooo:paragraph-rsid="00164b1d"/>
    </style:style>
    <style:style style:name="P32" style:family="paragraph" style:parent-style-name="Standard" style:list-style-name="L5">
      <style:paragraph-properties fo:text-align="start" style:justify-single-word="false"/>
      <style:text-properties fo:color="#000000" style:font-name="Times New Roman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fo:font-style="italic" officeooo:paragraph-rsid="000fab28" style:font-size-asian="10pt" style:font-style-asian="italic" style:font-size-complex="10pt" style:font-style-complex="italic"/>
    </style:style>
    <style:style style:name="P35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8.75pt" style:font-style-asian="italic" style:font-size-complex="10pt" style:font-style-complex="italic"/>
    </style:style>
    <style:style style:name="T4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font-size="10pt" fo:letter-spacing="normal" fo:font-style="normal" fo:font-weight="normal" officeooo:rsid="001c42b3" style:font-size-asian="10pt" style:font-size-complex="10pt"/>
    </style:style>
    <style:style style:name="T6" style:family="text">
      <style:text-properties fo:font-variant="normal" fo:text-transform="none" fo:font-size="10pt" fo:letter-spacing="normal" fo:font-style="normal" fo:font-weight="normal" officeooo:rsid="001d461b" style:font-size-asian="10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8" style:family="text">
      <style:text-properties fo:font-variant="normal" fo:text-transform="none" fo:font-size="10pt" fo:letter-spacing="normal" fo:font-style="italic" fo:font-weight="normal" style:font-size-asian="8.75pt" style:font-size-complex="10pt"/>
    </style:style>
    <style:style style:name="T9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d48fc" style:font-style-asian="italic" style:font-style-complex="italic"/>
    </style:style>
    <style:style style:name="T12" style:family="text">
      <style:text-properties fo:font-style="italic" style:font-size-asian="8.75pt"/>
    </style:style>
    <style:style style:name="T13" style:family="text">
      <style:text-properties style:font-size-asian="8.7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b5b5a"/>
    </style:style>
    <style:style style:name="T16" style:family="text">
      <style:text-properties officeooo:rsid="000d48fc"/>
    </style:style>
    <style:style style:name="T17" style:family="text">
      <style:text-properties officeooo:rsid="000fab28"/>
    </style:style>
    <style:style style:name="T18" style:family="text">
      <style:text-properties fo:font-style="normal" officeooo:rsid="000fab28" style:font-style-asian="normal" style:font-style-complex="normal"/>
    </style:style>
    <style:style style:name="T19" style:family="text">
      <style:text-properties fo:font-style="normal" fo:font-weight="bold" officeooo:rsid="000fab28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0fab28" style:font-style-asian="normal" style:font-weight-asian="normal" style:font-style-complex="normal" style:font-weight-complex="normal"/>
    </style:style>
    <style:style style:name="T21" style:family="text">
      <style:text-properties officeooo:rsid="00111db9"/>
    </style:style>
    <style:style style:name="T22" style:family="text">
      <style:text-properties officeooo:rsid="0013318c"/>
    </style:style>
    <style:style style:name="T23" style:family="text">
      <style:text-properties officeooo:rsid="00151e57"/>
    </style:style>
    <style:style style:name="T24" style:family="text">
      <style:text-properties officeooo:rsid="00159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XWELL SAYLES</text:p>
      <text:p text:style-name="P10">http://www.linkedin.com/in/maxwellsayles</text:p>
      <text:p text:style-name="P10">https://github.com/maxwellsayles</text:p>
      <text:p text:style-name="P10">maxwellsayles@gmail.com</text:p>
      <text:p text:style-name="P11"/>
      <text:p text:style-name="P11"/>
      <text:p text:style-name="P5">PROFESSIONAL EXPERIENCE</text:p>
      <text:p text:style-name="P3"/>
      <text:p text:style-name="P29">FACEBOOK <text:s text:c="116"/>SEP 2013 - PRESENT</text:p>
      <text:p text:style-name="P3"/>
      <text:list xml:id="list4625876295830096697" text:style-name="L7">
        <text:list-item>
          <text:p text:style-name="P19">A graph indexing framework in Hack (PHP).</text:p>
        </text:list-item>
      </text:list>
      <text:p text:style-name="P3"/>
      <text:p text:style-name="P3"/>
      <text:p text:style-name="P6">GOOGLE <text:s text:c="120"/>FEB 2011 – AUG 2012</text:p>
      <text:p text:style-name="P4"/>
      <text:list xml:id="list3056745532470555495" text:style-name="L1">
        <text:list-item>
          <text:p text:style-name="P18">Face blurring for YouTube video editor and Google maps street view <text:span text:style-name="T22">(C++, MapReduce)</text:span>.</text:p>
        </text:list-item>
        <text:list-item>
          <text:p text:style-name="P18">Chromium web browser and media player for devices (FLV and MP4 parsing for H.264 and AAC decoding).</text:p>
        </text:list-item>
        <text:list-item>
          <text:p text:style-name="P18">YouTube transcoder backend (Python, C++, and Google Configuration Language).</text:p>
        </text:list-item>
        <text:list-item>
          <text:p text:style-name="P18">YouTube Leanback –<text:span text:style-name="T21"> </text:span>http://youtube.com/leanback <text:span text:style-name="T21">(</text:span>ActionScript 3, JavaScript, HTML5<text:span text:style-name="T21">)</text:span>.</text:p>
        </text:list-item>
        <text:list-item>
          <text:p text:style-name="P18">Interview and screen software engineering candidates and mentor new hires.</text:p>
        </text:list-item>
      </text:list>
      <text:p text:style-name="P3"/>
      <text:p text:style-name="P3"/>
      <text:p text:style-name="P7">UNIVERSITY OF CALGARY <text:s text:c="49"/>SEP 2000 – FEB 2005, JAN 2008 – DEC 2010</text:p>
      <text:p text:style-name="P2"/>
      <text:list xml:id="list4835440990876677251" text:style-name="L2">
        <text:list-item>
          <text:p text:style-name="P30"><text:span text:style-name="T2">Teaching assistant for </text:span><text:span text:style-name="T7">Design and Analysis of Algorithms I</text:span><text:span text:style-name="T2"> and </text:span><text:span text:style-name="T7">II</text:span><text:span text:style-name="T3">, and</text:span><text:span text:style-name="T2"> </text:span><text:span text:style-name="T8">Computer Architecture and Low-Level Programming</text:span><text:span text:style-name="T2">.</text:span></text:p>
        </text:list-item>
        <text:list-item>
          <text:p text:style-name="P20"><text:span text:style-name="T13">Guest lecturer for </text:span><text:span text:style-name="T12">Design and Analysis of Algorithms I</text:span><text:span text:style-name="T13">, and </text:span><text:span text:style-name="T12">Information Structures I</text:span><text:span text:style-name="T13">.</text:span></text:p>
        </text:list-item>
        <text:list-item>
          <text:p text:style-name="P20"><text:span text:style-name="T13">Course development for </text:span><text:span text:style-name="T12">Information Structures I.</text:span></text:p>
        </text:list-item>
        <text:list-item>
          <text:p text:style-name="P23">Swarm Art – interactive evolving art (Python, C++, Objective-C, Cocoa, and Ogre3D).</text:p>
        </text:list-item>
        <text:list-item>
          <text:p text:style-name="P33">CaML (Camera Mark-up Language) server – a multi-threaded pluggable HTTP server for video analysis (Python, <text:span text:style-name="T23">C++, x64 Assembler</text:span>).</text:p>
        </text:list-item>
      </text:list>
      <text:p text:style-name="P1"/>
      <text:p text:style-name="P1"/>
      <text:p text:style-name="P7">STANDARD INTEGRATED ELECTRONICS <text:s text:c="60"/>NOV 2007 – DEC 2008</text:p>
      <text:p text:style-name="P1"/>
      <text:list xml:id="list150021480256765" text:continue-numbering="true" text:style-name="L2">
        <text:list-item>
          <text:p text:style-name="P20">Real time MPEG-4 video re-encoder as a network gateway device (C++).</text:p>
        </text:list-item>
        <text:list-item>
          <text:p text:style-name="P20">E-commerce back end using Moneris for point of sale (C++, PHP).</text:p>
        </text:list-item>
        <text:list-item>
          <text:p text:style-name="P20">Web deployed 3D simulations (C++, Ogre3D).</text:p>
        </text:list-item>
      </text:list>
      <text:p text:style-name="P1"/>
      <text:p text:style-name="P1"/>
      <text:p text:style-name="P7">SYMANTEC <text:s text:c="115"/>FEB 2005 – JAN 2007</text:p>
      <text:p text:style-name="P1"/>
      <text:list xml:id="list150022834409830" text:continue-numbering="true" text:style-name="L2">
        <text:list-item>
          <text:p text:style-name="P20">Attack Quarantine System - honey pots to ensnare malicious code (VMware, <text:span text:style-name="T24">Linux</text:span>, Perl, and MS-SQL).</text:p>
        </text:list-item>
        <text:list-item>
          <text:p text:style-name="P20">LophtCrack 5 - password auditing for Windows LM passwords and Linux MD5 passwords <text:span text:style-name="T24">(C++, x86 Assembler)</text:span>.</text:p>
        </text:list-item>
        <text:list-item>
          <text:p text:style-name="P20">Datafeeds - MS-SQL data replication using differential journals, XML, and Web services (C#).</text:p>
        </text:list-item>
        <text:list-item>
          <text:p text:style-name="P20">Threat Management Systems – an early warning system (Web services, C#, MS-SQL).</text:p>
        </text:list-item>
        <text:list-item>
          <text:p text:style-name="P20">A custom distributed caching server (C#, MS-SQL).</text:p>
        </text:list-item>
      </text:list>
      <text:p text:style-name="P1"/>
      <text:p text:style-name="P1"/>
      <text:p text:style-name="P7">NINTENDO OF AMERICA <text:s text:c="91"/>AUG 1995 – JUN 1999</text:p>
      <text:list xml:id="list150023002894301" text:continue-numbering="true" text:style-name="L2">
        <text:list-header>
          <text:p text:style-name="P20"/>
        </text:list-header>
        <text:list-item>
          <text:p text:style-name="P30"><text:span text:style-name="T9">The New Tetris </text:span><text:span text:style-name="T4">for the Nintendo 64, released on August 4, 1999.</text:span></text:p>
        </text:list-item>
        <text:list-item>
          <text:p text:style-name="P31"><text:span text:style-name="T9">Tetrisphere </text:span><text:span text:style-name="T4">for the Nintendo 64, released on August 17, 1997.</text:span></text:p>
        </text:list-item>
      </text:list>
      <text:p text:style-name="P8"/>
      <text:p text:style-name="P8"/>
      <text:p text:style-name="P16">MAXWELL SAYLES</text:p>
      <text:p text:style-name="P12"/>
      <text:p text:style-name="P12"/>
      <text:p text:style-name="P14">EDUCATION</text:p>
      <text:p text:style-name="P13"/>
      <text:p text:style-name="P15">UNIVERSITY OF CALGARY <text:s text:c="47"/>SEP 1999 – MAY 2005, JAN 2008 – <text:span text:style-name="T15">MAY 2013</text:span></text:p>
      <text:p text:style-name="P2"/>
      <text:list xml:id="list3722846529491677565" text:style-name="L3">
        <text:list-item>
          <text:p text:style-name="P25">Master of Science in Computer Science. <text:s/><text:span text:style-name="T16">Focus on</text:span> <text:span text:style-name="T16">c</text:span>omputational <text:span text:style-name="T16">n</text:span>umber <text:span text:style-name="T16">t</text:span>heory, <text:span text:style-name="T15">with thesis and defense. <text:s/></text:span><text:span text:style-name="T10">Improved </text:span><text:span text:style-name="T11">Arithmetic </text:span><text:span text:style-name="T10">in the </text:span><text:span text:style-name="T11">I</text:span><text:span text:style-name="T10">deal </text:span><text:span text:style-name="T11">C</text:span><text:span text:style-name="T10">lass </text:span><text:span text:style-name="T11">G</text:span><text:span text:style-name="T10">roup of </text:span><text:span text:style-name="T11">I</text:span><text:span text:style-name="T10">maginary </text:span><text:span text:style-name="T11">Q</text:span><text:span text:style-name="T10">uadratic </text:span><text:span text:style-name="T11">Number F</text:span><text:span text:style-name="T10">ields with an </text:span><text:span text:style-name="T11">A</text:span><text:span text:style-name="T10">pplication to </text:span><text:span text:style-name="T11">I</text:span><text:span text:style-name="T10">nteger </text:span><text:span text:style-name="T11">F</text:span><text:span text:style-name="T10">actoring</text:span>.</text:p>
        </text:list-item>
        <text:list-item>
          <text:p text:style-name="P24">Bachelor of Arts with distinction in 2005: majored in Philosophy, with a minor in Religious Studies and Anthropology.</text:p>
        </text:list-item>
      </text:list>
      <text:list xml:id="list8571438277913590948" text:style-name="L4">
        <text:list-item>
          <text:p text:style-name="P21">Received the medallion for highest academic proficiency (GPA) in the department of Philosophy.</text:p>
        </text:list-item>
        <text:list-item>
          <text:p text:style-name="P26">Participated in the Term Abroad Program to India with courses in Social Work, Ecology, and conversational Hindi.</text:p>
        </text:list-item>
      </text:list>
      <text:p text:style-name="P2"/>
      <text:p text:style-name="P2"/>
      <text:p text:style-name="P5">AWARDS</text:p>
      <text:p text:style-name="P2"/>
      <text:list xml:id="list7342160738312218847" text:style-name="L5">
        <text:list-item>
          <text:p text:style-name="P32"><text:span text:style-name="T2">2011 –</text:span><text:span text:style-name="T4"> NSERC CGS-D ($105,000 CAD) and department research award ($8,000 CAD) – </text:span><text:span text:style-name="T6">both awarded but </text:span><text:span text:style-name="T5">declined.</text:span></text:p>
        </text:list-item>
        <text:list-item>
          <text:p text:style-name="P27">2009 – NSERC CGS-M ($17,500 CAD), iCORE top-up ($12,300 CAD), and department research award ($8,000 CAD).</text:p>
        </text:list-item>
        <text:list-item>
          <text:p text:style-name="P32"><text:span text:style-name="T2">2008 – Teaching award for </text:span><text:span text:style-name="T7">Design and Analysis of Algorithms I</text:span><text:span text:style-name="T2"> (CPSC413) in Fall 2008.</text:span></text:p>
        </text:list-item>
        <text:list-item>
          <text:p text:style-name="P27">2006 – Four A++ awards ($10,000 CAD) at Symantec.</text:p>
        </text:list-item>
        <text:list-item>
          <text:p text:style-name="P27">2005 – Award for highest academic proficiency (GPA) in the department of Philosophy at the University of Calgary.</text:p>
        </text:list-item>
        <text:list-item>
          <text:p text:style-name="P27">2004 – First place ($3000 CAD) at the Annual Calgary Technology Center Programming Competition.</text:p>
        </text:list-item>
        <text:list-item>
          <text:p text:style-name="P27">2003 – Rhoda F. Blythe Philosophy Undergraduate Scholarship ($1800 CAD).</text:p>
        </text:list-item>
        <text:list-item>
          <text:p text:style-name="P22"><text:s text:c="9"/>– Owen Family Scholarship ($500 CAD).</text:p>
        </text:list-item>
        <text:list-item>
          <text:p text:style-name="P22">2000 – Jason Lang Scholarship ($1000 CAD).</text:p>
        </text:list-item>
      </text:list>
      <text:p text:style-name="P1"/>
      <text:p text:style-name="P2"/>
      <text:p text:style-name="P5">PUBLICATIONS</text:p>
      <text:p text:style-name="P2"/>
      <text:list xml:id="list2963159540839346936" text:style-name="L6">
        <text:list-item>
          <text:p text:style-name="P34"><text:span text:style-name="T17">Improved Arithmetic in the Ideal Class Group of Imaginary Quadratic Number Fields with an Application to Integer Factoring.</text:span><text:span text:style-name="T18"> </text:span><text:span text:style-name="T19">M. Sayles</text:span><text:span text:style-name="T20">. Master's thesis, University of Calgary, May 2013.</text:span></text:p>
        </text:list-item>
        <text:list-item>
          <text:p text:style-name="P35"><text:span text:style-name="T10">SwarmArt: Interactive Art from Swarm Intelligence.</text:span> <text:span text:style-name="T1">J. Boyd, G. Hushlak, C. Jacob, </text:span><text:span text:style-name="T14">M. Sayles</text:span><text:span text:style-name="T1">, P. Nuytten. Leonardo. Volume 40, Number 3, June 2007: 248-254.</text:span></text:p>
        </text:list-item>
        <text:list-item>
          <text:p text:style-name="P35"><text:span text:style-name="T10">SwarmArt: Interactive Art from Swarm Intelligence.</text:span> <text:span text:style-name="T1">J. Boyd, G. Hushlak, C. Jacob, </text:span><text:span text:style-name="T14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35"><text:span text:style-name="T10">Internet broadcasting of hockey: a scale prototype.</text:span> <text:span text:style-name="T1">J. Boyd, </text:span><text:span text:style-name="T14">M. Sayles</text:span><text:span text:style-name="T1">, L. Olsen, P. Tarjan. SPIE Internet Imaging V, January 2004, Santa Jose, CA: 193-201.</text:span></text:p>
        </text:list-item>
        <text:list-item>
          <text:p text:style-name="P35"><text:span text:style-name="T10">Content Description Servers for Networked Video Surveillance.</text:span> <text:span text:style-name="T1">J. Boyd, </text:span><text:span text:style-name="T14">M. Sayles</text:span><text:span text:style-name="T1">, L. Olsen, P. Tarjan. ITCC (1) 2004: 798-803.</text:span></text:p>
        </text:list-item>
        <text:list-item>
          <text:p text:style-name="P35"><text:span text:style-name="T10">Camera Interaction through CaML Video Information Sensors.</text:span> <text:span text:style-name="T1">J. Boyd, N. Kendrick, L. Olsen, </text:span><text:span text:style-name="T14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35"><text:span text:style-name="T10">CaML: Camera markup language for network interaction.</text:span> <text:span text:style-name="T14">M. Sayles</text:span><text:span text:style-name="T1">, X. Wu, J. Boyd. SPIE Internet Imaging IV, Vol. 5018, January 2003, Santa Clara, CA: 248-256.</text:span></text:p>
        </text:list-item>
        <text:list-item>
          <text:p text:style-name="P35"><text:span text:style-name="T10">Real-Time Video Phase-Locked Loops.</text:span> <text:span text:style-name="T1">J. Boyd, </text:span><text:span text:style-name="T14">M. Sayles</text:span><text:span text:style-name="T1">.</text:span> <text:span text:style-name="T1">ICCV 2001: 742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1-01-17T22:22:44</meta:creation-date>
    <dc:date>2014-06-01T15:00:21.042801081</dc:date>
    <dc:creator>maxwellsayles </dc:creator>
    <meta:editing-duration>PT7H41M35S</meta:editing-duration>
    <meta:editing-cycles>192</meta:editing-cycles>
    <meta:generator>LibreOffice/4.1.3.2$Linux_X86_64 LibreOffice_project/410m0$Build-2</meta:generator>
    <meta:document-statistic meta:table-count="0" meta:image-count="0" meta:object-count="0" meta:page-count="2" meta:paragraph-count="59" meta:word-count="722" meta:character-count="5271" meta:non-whitespace-character-count="4019"/>
  </office:meta>
</office:document-meta>
</file>